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cd8" officeooo:paragraph-rsid="00178cd8"/>
    </style:style>
    <style:style style:name="P2" style:family="paragraph" style:parent-style-name="Standard">
      <style:text-properties officeooo:rsid="00178cd8" officeooo:paragraph-rsid="0085886d"/>
    </style:style>
    <style:style style:name="P3" style:family="paragraph" style:parent-style-name="Standard">
      <style:text-properties officeooo:rsid="00178cd8" officeooo:paragraph-rsid="008b6f7d"/>
    </style:style>
    <style:style style:name="P4" style:family="paragraph" style:parent-style-name="Standard">
      <style:text-properties officeooo:rsid="0019910c" officeooo:paragraph-rsid="0019910c"/>
    </style:style>
    <style:style style:name="P5" style:family="paragraph" style:parent-style-name="Standard">
      <style:text-properties officeooo:rsid="001d9cd9" officeooo:paragraph-rsid="001d9cd9"/>
    </style:style>
    <style:style style:name="P6" style:family="paragraph" style:parent-style-name="Standard">
      <style:text-properties officeooo:rsid="001f85a3" officeooo:paragraph-rsid="001f85a3"/>
    </style:style>
    <style:style style:name="P7" style:family="paragraph" style:parent-style-name="Standard">
      <style:text-properties officeooo:rsid="00209aae" officeooo:paragraph-rsid="00209aae"/>
    </style:style>
    <style:style style:name="P8" style:family="paragraph" style:parent-style-name="Standard">
      <style:text-properties officeooo:rsid="00210d2c" officeooo:paragraph-rsid="00210d2c"/>
    </style:style>
    <style:style style:name="P9" style:family="paragraph" style:parent-style-name="Standard">
      <style:text-properties officeooo:rsid="00291add" officeooo:paragraph-rsid="00291add"/>
    </style:style>
    <style:style style:name="P10" style:family="paragraph" style:parent-style-name="Standard">
      <style:text-properties officeooo:rsid="002a67f3" officeooo:paragraph-rsid="002a67f3"/>
    </style:style>
    <style:style style:name="P11" style:family="paragraph" style:parent-style-name="Standard">
      <style:text-properties officeooo:rsid="002d31a3" officeooo:paragraph-rsid="002d31a3"/>
    </style:style>
    <style:style style:name="P12" style:family="paragraph" style:parent-style-name="Standard">
      <style:text-properties officeooo:rsid="0065a7b4" officeooo:paragraph-rsid="0065a7b4"/>
    </style:style>
    <style:style style:name="P13" style:family="paragraph" style:parent-style-name="Standard">
      <style:text-properties officeooo:rsid="00669db5" officeooo:paragraph-rsid="00669db5"/>
    </style:style>
    <style:style style:name="P14" style:family="paragraph" style:parent-style-name="Standard">
      <style:text-properties officeooo:rsid="0069f4a9" officeooo:paragraph-rsid="0069f4a9"/>
    </style:style>
    <style:style style:name="P15" style:family="paragraph" style:parent-style-name="Standard">
      <style:text-properties officeooo:rsid="006b62d1" officeooo:paragraph-rsid="006b62d1"/>
    </style:style>
    <style:style style:name="P16" style:family="paragraph" style:parent-style-name="Standard">
      <style:text-properties officeooo:rsid="006f9f3f" officeooo:paragraph-rsid="006f9f3f"/>
    </style:style>
    <style:style style:name="P17" style:family="paragraph" style:parent-style-name="Standard">
      <style:text-properties officeooo:rsid="0074488f" officeooo:paragraph-rsid="0074488f"/>
    </style:style>
    <style:style style:name="P18" style:family="paragraph" style:parent-style-name="Standard">
      <style:text-properties officeooo:rsid="007567db" officeooo:paragraph-rsid="007567db"/>
    </style:style>
    <style:style style:name="P19" style:family="paragraph" style:parent-style-name="Standard">
      <style:text-properties officeooo:rsid="007e16af" officeooo:paragraph-rsid="007e16af"/>
    </style:style>
    <style:style style:name="P20" style:family="paragraph" style:parent-style-name="Standard">
      <style:text-properties officeooo:rsid="007e16af" officeooo:paragraph-rsid="0085886d"/>
    </style:style>
    <style:style style:name="P21" style:family="paragraph" style:parent-style-name="Standard">
      <style:text-properties officeooo:rsid="0092b653" officeooo:paragraph-rsid="0092b653"/>
    </style:style>
    <style:style style:name="P22" style:family="paragraph" style:parent-style-name="Standard">
      <style:text-properties officeooo:rsid="009480c8" officeooo:paragraph-rsid="009480c8"/>
    </style:style>
    <style:style style:name="P23" style:family="paragraph" style:parent-style-name="Standard">
      <style:text-properties officeooo:rsid="009480c8" officeooo:paragraph-rsid="0099384d"/>
    </style:style>
    <style:style style:name="P24" style:family="paragraph" style:parent-style-name="Standard">
      <style:text-properties officeooo:rsid="009a9ffe" officeooo:paragraph-rsid="009a9ffe"/>
    </style:style>
    <style:style style:name="P25" style:family="paragraph" style:parent-style-name="Standard">
      <style:text-properties officeooo:rsid="009a9ffe" officeooo:paragraph-rsid="009def2a"/>
    </style:style>
    <style:style style:name="P26" style:family="paragraph" style:parent-style-name="Standard">
      <style:text-properties officeooo:rsid="009c629c" officeooo:paragraph-rsid="009c629c"/>
    </style:style>
    <style:style style:name="T1" style:family="text">
      <style:text-properties officeooo:rsid="0019910c"/>
    </style:style>
    <style:style style:name="T2" style:family="text">
      <style:text-properties officeooo:rsid="001b4cb9"/>
    </style:style>
    <style:style style:name="T3" style:family="text">
      <style:text-properties officeooo:rsid="001df102"/>
    </style:style>
    <style:style style:name="T4" style:family="text">
      <style:text-properties officeooo:rsid="001fe3e7"/>
    </style:style>
    <style:style style:name="T5" style:family="text">
      <style:text-properties officeooo:rsid="0024c79d"/>
    </style:style>
    <style:style style:name="T6" style:family="text">
      <style:text-properties officeooo:rsid="0028c365"/>
    </style:style>
    <style:style style:name="T7" style:family="text">
      <style:text-properties officeooo:rsid="0067b793"/>
    </style:style>
    <style:style style:name="T8" style:family="text">
      <style:text-properties officeooo:rsid="0074488f"/>
    </style:style>
    <style:style style:name="T9" style:family="text">
      <style:text-properties officeooo:rsid="0074ca75"/>
    </style:style>
    <style:style style:name="T10" style:family="text">
      <style:text-properties officeooo:rsid="007f5950"/>
    </style:style>
    <style:style style:name="T11" style:family="text">
      <style:text-properties officeooo:rsid="0080842e"/>
    </style:style>
    <style:style style:name="T12" style:family="text">
      <style:text-properties officeooo:rsid="00825b27"/>
    </style:style>
    <style:style style:name="T13" style:family="text">
      <style:text-properties officeooo:rsid="00835a07"/>
    </style:style>
    <style:style style:name="T14" style:family="text">
      <style:text-properties officeooo:rsid="00836ce0"/>
    </style:style>
    <style:style style:name="T15" style:family="text">
      <style:text-properties officeooo:rsid="00838498"/>
    </style:style>
    <style:style style:name="T16" style:family="text">
      <style:text-properties officeooo:rsid="00859cc4"/>
    </style:style>
    <style:style style:name="T17" style:family="text">
      <style:text-properties officeooo:rsid="008dea9e"/>
    </style:style>
    <style:style style:name="T18" style:family="text">
      <style:text-properties officeooo:rsid="008f2060"/>
    </style:style>
    <style:style style:name="T19" style:family="text">
      <style:text-properties officeooo:rsid="009480c8"/>
    </style:style>
    <style:style style:name="T20" style:family="text">
      <style:text-properties officeooo:rsid="00981d3e"/>
    </style:style>
    <style:style style:name="T21" style:family="text">
      <style:text-properties officeooo:rsid="0099384d"/>
    </style:style>
    <style:style style:name="T22" style:family="text">
      <style:text-properties officeooo:rsid="009c62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ô <text:s/>hình thác nước</text:p>
      <text:p text:style-name="P1">SRS(Lấy yêu cầu) Pharse 1</text:p>
      <text:p text:style-name="P19"><text:tab/>Tham gia :BA</text:p>
      <text:p text:style-name="P19"><text:tab/>Hoạt động: </text:p>
      <text:p text:style-name="P19"><text:tab/><text:tab/>Thu thập yêu cầu.</text:p>
      <text:p text:style-name="P19"><text:tab/></text:p>
      <text:p text:style-name="P1">Software &amp; System Design</text:p>
      <text:p text:style-name="P2"><text:tab/><text:span text:style-name="T10">Thiết kế kiến trúc (mức tổng thể).</text:span></text:p>
      <text:p text:style-name="P20"><text:tab/><text:span text:style-name="T11">Thiết kế dữ liệu.</text:span></text:p>
      <text:p text:style-name="P20"><text:tab/><text:span text:style-name="T11">Thiết kế giao diện.</text:span></text:p>
      <text:p text:style-name="P20"><text:tab/><text:span text:style-name="T12">Thiết kế xử lý.</text:span></text:p>
      <text:p text:style-name="P1">Implementation</text:p>
      <text:p text:style-name="P1"><text:tab/><text:span text:style-name="T18">Tham gia: DEV</text:span></text:p>
      <text:p text:style-name="P1">Intergration &amp; System Testing</text:p>
      <text:p text:style-name="P1"><text:tab/><text:span text:style-name="T13">Tham gia: TEST TER</text:span></text:p>
      <text:p text:style-name="P1"><text:tab/><text:span text:style-name="T13">Họat động: </text:span></text:p>
      <text:p text:style-name="P1"><text:tab/><text:tab/><text:span text:style-name="T13">Thanh tra mã nguồn</text:span></text:p>
      <text:p text:style-name="P1"><text:tab/><text:tab/><text:span text:style-name="T14">Kiểm thử tích hợp</text:span></text:p>
      <text:p text:style-name="P1"><text:tab/><text:tab/><text:span text:style-name="T14">Kiểm thử hệ thống</text:span></text:p>
      <text:p text:style-name="P1"><text:tab/><text:tab/><text:span text:style-name="T15">Cung cấp phiên bản thử nghiệm (alpha,beta,rc, developer preview)</text:span></text:p>
      <text:p text:style-name="P3"><text:tab/><text:tab/>Alp<text:span text:style-name="T16">ha, beta test: họ sẽ bỏ 1 số tính năng mới lên cho 1 nhóm người dùng A…</text:span></text:p>
      <text:p text:style-name="P3">Operation &amp; Maintainance<text:span text:style-name="T1">( Vận hành và bảo trì)</text:span></text:p>
      <text:p text:style-name="P3"><text:tab/><text:span text:style-name="T17">Tham gia: SO, Techinal support, dev</text:span></text:p>
      <text:p text:style-name="P1"/>
      <text:p text:style-name="P4"/>
      <text:p text:style-name="P1">Đặc t<text:span text:style-name="T2">rưng: Diễn ra độc lập, tách rời phác thảo và hiện thực, Chú trọng kiểm nghiệm sau khi làm.</text:span></text:p>
      <text:p text:style-name="P5">Ưu điểm :</text:p>
      <text:p text:style-name="P5">Quy trình có hệ thống &amp; bài bản.</text:p>
      <text:p text:style-name="P5">Khuyết điểm :</text:p>
      <text:p text:style-name="P5">Gặp khó khăn khi có thay đổi xảy ra.</text:p>
      <text:p text:style-name="P5">=&gt; Chỉ thích hợp với các dự ắn có yêu cầu rõ ràng ổn định, <text:span text:style-name="T3">có thể tiên liệu sản phẩm.</text:span></text:p>
      <text:p text:style-name="P6">Cải tiến ( quay lui ) bằng cách điều chỉnh lại nhân sự <text:span text:style-name="T4">cho phù hợp với từng pharse.</text:span></text:p>
      <text:p text:style-name="P6"/>
      <text:p text:style-name="P6"/>
      <text:p text:style-name="P7">Mô hình chữ V ( biến thể của thác nước )</text:p>
      <text:p text:style-name="P8">Cho phép suy nghĩ về việc kiểm thử ngay trong quá trình làm. <text:span text:style-name="T5">Bởi vì trong qúa trình thiết kế module đã có một số người được phân công thiết kế UNIT TEST nên lập trình viên implement sẽ có test luôn cho trường hợp đó.</text:span></text:p>
      <text:p text:style-name="P8">Đội <text:span text:style-name="T6">ngũ QA,QC xuất hiện từ rất sớm.</text:span></text:p>
      <text:p text:style-name="P8">Có những công việc song song </text:p>
      <text:p text:style-name="P9"/>
      <text:p text:style-name="P9"/>
      <text:p text:style-name="P9">Mô hình tiến hóa EVOLUTIONARY</text:p>
      <text:p text:style-name="P10">Phương pháp trọng tâm: code &amp; fix</text:p>
      <text:p text:style-name="P11">Mỗi lần làm 1 ít, mỗi lần relase 1 phiên bản nhỏ, sau đó cập nhật từ từ.</text:p>
      <text:p text:style-name="P12">Gặp khách hàng liên tục để phát triển các phiên bản trung gian.</text:p>
      <text:p text:style-name="P13">Cải tiến dần <text:span text:style-name="T7">cho đến phiên bản cuối cùng.</text:span></text:p>
      <text:p text:style-name="P14">Thích ứng với sự thay đổi, phù hợp với các phần mềm không có yêu cầu rõ ràng.</text:p>
      <text:p text:style-name="P15">Khuyết điểm</text:p>
      <text:p text:style-name="P15"><text:soft-page-break/>Thiếu cách tiếp cận toàn dienẹ</text:p>
      <text:p text:style-name="P15">Phần mềm thường không được thiết kế tốt.</text:p>
      <text:p text:style-name="P16">Không có tính <text:span text:style-name="T8">kế thừa, tiến hóa, </text:span></text:p>
      <text:p text:style-name="P16"/>
      <text:p text:style-name="P17">Mô hình lặp</text:p>
      <text:p text:style-name="P17">-Tăng trưởng( Incremental<text:span text:style-name="T9">) thắc nước thu nhỏ.</text:span></text:p>
      <text:p text:style-name="P18">Mỗi vòng lặp là 1 quy trình thác nước thu nhỏ.</text:p>
      <text:p text:style-name="P18"/>
      <text:p text:style-name="P15"/>
      <text:p text:style-name="P15"/>
      <text:p text:style-name="P21">Tài liệu</text:p>
      <text:p text:style-name="P21"/>
      <text:p text:style-name="P21">OUTPUT-PHÂN TÍCH, ĐẶC TẢ YÊU CẦU</text:p>
      <text:p text:style-name="P21">- Lời văn</text:p>
      <text:p text:style-name="P21">- Vẽ lại theo UML</text:p>
      <text:p text:style-name="P21"><text:s/></text:p>
      <text:p text:style-name="P21"/>
      <text:p text:style-name="P21"/>
      <text:p text:style-name="P21">Đề <text:span text:style-name="T19">tài thuyết trình</text:span></text:p>
      <text:p text:style-name="P21"/>
      <text:p text:style-name="P23">Khái niệm </text:p>
      <text:p text:style-name="P23"><text:span text:style-name="T21">1. </text:span>UML</text:p>
      <text:p text:style-name="P22"><text:span text:style-name="T21">2. </text:span>UML <text:span text:style-name="T20">TOOLS ( 5 công cụ )</text:span></text:p>
      <text:p text:style-name="P22"><text:tab/><text:span text:style-name="T22">Hướng dẫn sử dụng 1 công cụ.</text:span></text:p>
      <text:p text:style-name="P24">3. Usecase Diagram</text:p>
      <text:p text:style-name="P24">- Khái niệm</text:p>
      <text:p text:style-name="P24">- Ý nghĩa</text:p>
      <text:p text:style-name="P24">- Ký kiệu</text:p>
      <text:p text:style-name="P24">- Ví dụ ( Case study ).</text:p>
      <text:p text:style-name="P26">4. Activity Diagram</text:p>
      <text:p text:style-name="P25">- Khái niệm</text:p>
      <text:p text:style-name="P25">- Ý nghĩa</text:p>
      <text:p text:style-name="P25">- Ký kiệu</text:p>
      <text:p text:style-name="P25">- Ví dụ ( Case study ).</text:p>
      <text:p text:style-name="P25"/>
      <text:p text:style-name="P25"/>
      <text:p text:style-name="P26"/>
      <text:p text:style-name="P22"/>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8:31:15.702217581</meta:creation-date>
    <meta:generator>LibreOffice/5.1.6.2$Linux_X86_64 LibreOffice_project/10m0$Build-2</meta:generator>
    <dc:date>2018-01-25T19:20:56.907700767</dc:date>
    <meta:editing-duration>PT49M19S</meta:editing-duration>
    <meta:editing-cycles>52</meta:editing-cycles>
    <meta:document-statistic meta:table-count="0" meta:image-count="0" meta:object-count="0" meta:page-count="2" meta:paragraph-count="67" meta:word-count="453" meta:character-count="2073" meta:non-whitespace-character-count="1654"/>
  </office:meta>
</office:document-meta>
</file>